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ADC1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DC3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123_IN0</text:p>
          </table:table-cell>
          <table:table-cell office:value-type="string" calcext:value-type="string">
            <text:p>ADC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123_IN1</text:p>
          </table:table-cell>
          <table:table-cell office:value-type="string" calcext:value-type="string">
            <text:p>ADC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123_IN2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123_IN3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12_IN4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12_IN5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12_IN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12_IN9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office:value-type="string" calcext:value-type="string">
            <text:p>ADC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office:value-type="string" calcext:value-type="string">
            <text:p>ADC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office:value-type="string" calcext:value-type="string">
            <text:p>ADC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office:value-type="string" calcext:value-type="string">
            <text:p>ADC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12_IN14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12_IN15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TIM4_C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TIM4_C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4</text:p>
          </table:table-cell>
          <table:table-cell office:value-type="string" calcext:value-type="string">
            <text:p>TIM4_C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TIM4_CH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TIM3_C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_led</text:p>
          </table:table-cell>
          <table:table-cell office:value-type="string" calcext:value-type="string">
            <text:p>TIM8_C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7_led</text:p>
          </table:table-cell>
          <table:table-cell office:value-type="string" calcext:value-type="string">
            <text:p>TIM8_C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TIM2_CH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9:20:20.245859194</meta:creation-date>
    <dc:date>2024-06-08T21:03:30.806410996</dc:date>
    <meta:editing-duration>PT12M55S</meta:editing-duration>
    <meta:editing-cycles>4</meta:editing-cycles>
    <meta:generator>LibreOffice/7.3.7.2$Linux_X86_64 LibreOffice_project/30$Build-2</meta:generator>
    <meta:document-statistic meta:table-count="1" meta:cell-count="84" meta:object-count="0"/>
  </office:meta>
</office:document-meta>
</file>